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c567" officeooo:paragraph-rsid="0006c5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anks xy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0:02:33.898883060</meta:creation-date>
    <dc:date>2020-02-17T00:03:56.682370532</dc:date>
    <meta:editing-duration>PT1M29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0.7.3$Linux_X86_64 LibreOffice_project/00m0$Build-3</meta:generator>
  </office:meta>
</office:document-meta>
</file>